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style:style>
    <style:style style:name="P2" style:family="paragraph" style:parent-style-name="Text_20_body">
      <style:paragraph-properties fo:margin-left="0in" fo:margin-right="0in" fo:margin-top="0in" fo:margin-bottom="0in" loext:contextual-spacing="false" fo:text-indent="0in" style:auto-text-indent="false"/>
      <style:text-properties officeooo:paragraph-rsid="000bf160"/>
    </style:style>
    <style:style style:name="P3" style:family="paragraph" style:parent-style-name="Text_20_body">
      <style:paragraph-properties fo:margin-left="0in" fo:margin-right="0in" fo:margin-top="0in" fo:margin-bottom="0in" loext:contextual-spacing="false" fo:text-indent="0in" style:auto-text-indent="false"/>
      <style:text-properties officeooo:rsid="000bf160" officeooo:paragraph-rsid="000bf160"/>
    </style:style>
    <style:style style:name="P4" style:family="paragraph" style:parent-style-name="Text_20_body">
      <style:paragraph-properties fo:margin-left="0in" fo:margin-right="0in" fo:margin-top="0in" fo:margin-bottom="0in" loext:contextual-spacing="false" fo:text-indent="0in" style:auto-text-indent="false"/>
      <style:text-properties officeooo:rsid="000bf160" officeooo:paragraph-rsid="000bf160"/>
    </style:style>
    <style:style style:name="P5" style:family="paragraph" style:parent-style-name="Text_20_body">
      <style:paragraph-properties fo:margin-left="0in" fo:margin-right="0in" fo:margin-top="0in" fo:margin-bottom="0in" loext:contextual-spacing="false" fo:text-indent="0in" style:auto-text-indent="false"/>
      <style:text-properties officeooo:rsid="000d3f8c" officeooo:paragraph-rsid="000d3f8c"/>
    </style:style>
    <style:style style:name="P6" style:family="paragraph" style:parent-style-name="Text_20_body">
      <style:paragraph-properties fo:margin-left="0in" fo:margin-right="0in" fo:margin-top="0in" fo:margin-bottom="0in" loext:contextual-spacing="false" fo:text-indent="0in" style:auto-text-indent="false"/>
      <style:text-properties officeooo:rsid="000dee76" officeooo:paragraph-rsid="000dee76"/>
    </style:style>
    <style:style style:name="T1" style:family="text">
      <style:text-properties officeooo:rsid="000bf16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I looked up Dr. John K Smith. His street address came up as 10 Main St, Suite 220 in San Francisco. Wimbledon is a tennis tournament held in the UK in the first two weeks of July every year. In 2019, the men’s singles winner was Novak Djokovic who defeated Roger Federer in the longest singles final in Wimbledon history. </text:p>
      <text:p text:style-name="Standard"/>
      <text:p text:style-name="Standard"/>
      <text:p text:style-name="Standard"/>
      <text:p text:style-name="P2">Dr. John K Smith→<text:span text:style-name="T1"> Proper noun</text:span></text:p>
      <text:p text:style-name="P2">10 Main St, Suite 220 →<text:span text:style-name="T1"> common noun</text:span></text:p>
      <text:p text:style-name="P2">San Francisco→<text:span text:style-name="T1"> Proper noun</text:span></text:p>
      <text:p text:style-name="P2">UK→<text:span text:style-name="T1"> Proper noun</text:span></text:p>
      <text:p text:style-name="P2">Novak Djokovic→<text:span text:style-name="T1"> Proper Noun</text:span></text:p>
      <text:p text:style-name="P2">Roger Federer →<text:span text:style-name="T1"> Proper Noun</text:span></text:p>
      <text:p text:style-name="P2"/>
      <text:p text:style-name="P3">link fahim:</text:p>
      <text:p text:style-name="P3">tiny.cc/PIAICQ4 </text:p>
      <text:p text:style-name="P3"/>
      <text:p text:style-name="P6">slide:</text:p>
      <text:p text:style-name="P6"><text:a xlink:type="simple" xlink:href="https://drive.google.com/drive/folders/1UEG5zlE8E6Qd9mHcMy6tzSIyLF_vbaK6" text:style-name="Internet_20_link" text:visited-style-name="Visited_20_Internet_20_Link">https://drive.google.com/drive/folders/1UEG5zlE8E6Qd9mHcMy6tzSIyLF_vbaK6</text:a></text:p>
      <text:p text:style-name="P6"/>
      <text:p text:style-name="P5">framework :</text:p>
      <text:p text:style-name="P5">rasa</text:p>
      <text:p text:style-name="P5"/>
      <text:p text:style-name="P5">website:</text:p>
      <text:p text:style-name="P5">cle.org.p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4T13:43:05.583652955</meta:creation-date>
    <dc:date>2021-01-24T15:38:19.322540075</dc:date>
    <meta:editing-duration>PT1H22M34S</meta:editing-duration>
    <meta:editing-cycles>3</meta:editing-cycles>
    <meta:generator>LibreOffice/6.4.6.2$Linux_X86_64 LibreOffice_project/40$Build-2</meta:generator>
    <meta:document-statistic meta:table-count="0" meta:image-count="0" meta:object-count="0" meta:page-count="1" meta:paragraph-count="15" meta:word-count="101" meta:character-count="629" meta:non-whitespace-character-count="541"/>
  </office:meta>
</office:document-meta>
</file>